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15864" officeooo:paragraph-rsid="00815864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Text_20_body">
      <style:text-properties style:text-position="0% 100%" officeooo:rsid="00841933" officeooo:paragraph-rsid="00841933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41933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fd4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866113599312"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BIO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866113607200"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</text:span><text:span text:style-name="T5">como farías para poder modificar as opcións da BIOS sabendo que está protexida por un contrasinal descoñecido.</text:span></text:p>
          </table:table-cell>
        </table:table-row>
        <table:table-row table:style-name="TableLine1866113608288">
          <table:table-cell table:style-name="Tabla4.A2" table:number-columns-spanned="2" office:value-type="string">
            <text:p text:style-name="P8">Resposta</text:p>
          </table:table-cell>
          <table:covered-table-cell/>
        </table:table-row>
        <table:table-row table:style-name="TableLine1866113615904">
          <table:table-cell table:style-name="Tabla4.A3" table:number-columns-spanned="2" office:value-type="string">
            <text:p text:style-name="P9">Podemos quitar a pila e reiniciar, desta forma normalmente borrase, pero algunhas placas debido aos condensadores poden mantener a información por varios días incluso. A forma profesional de facelo e cambiando o jumper de posición, sempre seguindo o manual da placa base e reinicar.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07T20:59:54.095000000</dc:date>
    <meta:editing-duration>PT9H38M43S</meta:editing-duration>
    <meta:editing-cycles>17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70" meta:character-count="445" meta:non-whitespace-character-count="379"/>
  </office:meta>
</office:document-meta>
</file>